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3.06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padding="0cm" fo:border="non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3751624" text:id="ct113751624">
          <text:insertion>
            <office:change-info>
              <dc:creator>Luc Saffre</dc:creator>
              <dc:date>2012-04-13T09:49:00</dc:date>
            </office:change-info>
          </text:insertion>
        </text:changed-region>
        <text:changed-region xml:id="ct112701544" text:id="ct112701544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8279792" text:id="ct118279792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6903504" text:id="ct116903504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2378952" text:id="ct112378952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8282432" text:id="ct118282432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5819528" text:id="ct115819528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2700856" text:id="ct112700856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2959656" text:id="ct112959656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8279368" text:id="ct118279368">
          <text:insertion>
            <office:change-info>
              <dc:creator>Luc Saffre</dc:creator>
              <dc:date>2012-04-13T17:35:00</dc:date>
            </office:change-info>
          </text:insertion>
        </text:changed-region>
        <text:changed-region xml:id="ct113671872" text:id="ct113671872">
          <text:insertion>
            <office:change-info>
              <dc:creator>Luc Saffre</dc:creator>
              <dc:date>2012-04-13T09:50:00</dc:date>
            </office:change-info>
          </text:insertion>
        </text:changed-region>
        <text:changed-region xml:id="ct113684112" text:id="ct11368411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751024" text:id="ct113751024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</text:h>
      <text:h text:style-name="Heading_20_2" text:outline-level="2">Allgemeine Auskünft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err</text:p>
          </table:table-cell>
          <table:table-cell table:style-name="Table1.A1" table:number-columns-spanned="2" office:value-type="string">
            <text:p text:style-name="Table_20_Contents">Frau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3751624"/>self.actor1.person<text:change-end text:change-id="ct113751624"/></text:p>
          </table:table-cell>
          <table:table-cell table:style-name="Table1.A1" table:number-columns-spanned="2" office:value-type="string">
            <text:p text:style-name="P4"><text:change-start text:change-id="ct112701544"/>self.actor2.person<text:change-end text:change-id="ct112701544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8279792"/>self.actor1.person.address(', ')<text:change-end text:change-id="ct118279792"/></text:p>
          </table:table-cell>
          <table:table-cell table:style-name="Table1.A1" table:number-columns-spanned="2" office:value-type="string">
            <text:p text:style-name="P4"><text:change-start text:change-id="ct116903504"/>self.actor2.person.address(', ')<text:change-end text:change-id="ct11690350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2378952"/>self.actor1.person.phone<text:change-end text:change-id="ct112378952"/></text:p>
          </table:table-cell>
          <table:table-cell table:style-name="Table1.A1" table:number-columns-spanned="2" office:value-type="string">
            <text:p text:style-name="Table_20_Contents"><text:change-start text:change-id="ct118282432"/>self.actor2.person.phone<text:change-end text:change-id="ct118282432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5819528"/>dtos(self.actor1.person.birth_date)<text:change-end text:change-id="ct115819528"/></text:p>
          </table:table-cell>
          <table:table-cell table:style-name="Table1.A1" table:number-columns-spanned="2" office:value-type="string">
            <text:p text:style-name="Table_20_Contents"><text:change-start text:change-id="ct112700856"/>dtos(self.actor2.person.birth_date)<text:change-end text:change-id="ct112700856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2959656"/>self.actor1.person.civil_state<text:change-end text:change-id="ct112959656"/></text:p>
          </table:table-cell>
          <table:table-cell table:style-name="Table1.A1" table:number-columns-spanned="2" office:value-type="string">
            <text:p text:style-name="P4"><text:change-start text:change-id="ct118279368"/>self.actor2.person.civil_state<text:change-end text:change-id="ct118279368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>3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>19.01.12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/>
      <text:p text:style-name="Text_20_body"/>
      <text:p text:style-name="Text_20_body"><office:annotation><dc:creator>Luc Saffre</dc:creator><dc:date>2012-04-13T15:59:13.18</dc:date><text:p text:style-name="P7"><text:span text:style-name="T2">do text</text:span></text:p><text:p text:style-name="P7"><text:span text:style-name="T2">from xhtml(self.entries_by_group(ar))</text:span></text:p></office:annotation></text:p>
      <text:p text:style-name="Text_20_body"/>
      <text:p text:style-name="Standard">Datum: <text:change-start text:change-id="ct113671872"/>dtosl(self.date)<text:change-end text:change-id="ct113671872"/></text:p>
      <text:p text:style-name="Standard">Benutzer: <text:change-start text:change-id="ct113684112"/>self.user<text:change-end text:change-id="ct113684112"/></text:p>
      <text:p text:style-name="Standard"/>
      <text:p text:style-name="Standard"><text:change-start text:change-id="ct113751024"/>self.intro<text:change-end text:change-id="ct113751024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4-13T17:35:06.09">13.04.12</text:date></text:span><text:span text:style-name="T1"> um </text:span><text:span text:style-name="T1"><text:time style:data-style-name="N41" text:time-value="2012-04-13T17:35:06.09">17:35:00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2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4-13T17:35:05.96</dc:date>
    <dc:creator>Luc Saffre</dc:creator>
    <meta:editing-duration>PT9H10M28S</meta:editing-duration>
    <meta:editing-cycles>27</meta:editing-cycles>
    <meta:generator>LibreOffice/3.4$Win32 LibreOffice_project/340m1$Build-402</meta:generator>
    <meta:document-statistic meta:table-count="1" meta:image-count="0" meta:object-count="0" meta:page-count="1" meta:paragraph-count="41" meta:word-count="44" meta:character-count="561" meta:non-whitespace-character-count="538"/>
  </office:meta>
</office:document-meta>
</file>